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4Wire.getResourc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4Wire.getResources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4Wire.getExpo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Wire.getRequi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Wir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4Wire.R4Wire( IModule importer , IRequirement requirement , IModule exporter , ICapability capa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4Wire.getClass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4Wire.getCapab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Wire.getImpo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